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1c7f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7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</style:style>
    <style:style style:name="P8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1c7f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officeooo:paragraph-rsid="000b1c7f"/>
    </style:style>
    <style:style style:name="P11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paragraph-rsid="000b1c7f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f974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ef974" officeooo:paragraph-rsid="000ef974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</style:style>
    <style:style style:name="P17" style:family="paragraph" style:parent-style-name="Heading_20_2">
      <style:text-properties officeooo:paragraph-rsid="000ef974"/>
    </style:style>
    <style:style style:name="P1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</style:style>
    <style:style style:name="T1" style:family="text">
      <style:text-properties officeooo:rsid="000b1c7f"/>
    </style:style>
    <style:style style:name="T2" style:family="text">
      <style:text-properties officeooo:rsid="000ef974"/>
    </style:style>
    <style:style style:name="T3" style:family="text">
      <style:text-properties officeooo:rsid="00100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1. </text:span>IMPLEMENTATION OF SIMPLE CLASS PROGRAM</text:h>
      <text:p text:style-name="P1"/>
      <text:h text:style-name="Heading_20_2" text:outline-level="2">Aim : </text:h>
      <text:p text:style-name="P3"><text:tab/>To Write a Python program to implement the simple class program using</text:p>
      <text:p text:style-name="P3">inheritance.</text:p>
      <text:p text:style-name="P3"/>
      <text:h text:style-name="Heading_20_2" text:outline-level="2">Algorithm : </text:h>
      <text:p text:style-name="P4">Step 1 : Start</text:p>
      <text:p text:style-name="P5">Step 2 : <text:s/>Create a class</text:p>
      <text:p text:style-name="P5">Step 3 : <text:s/>Create a built-in-function with reference parameter and get the no.of sides</text:p>
      <text:p text:style-name="P5">for the polygon</text:p>
      <text:p text:style-name="P5">Step 4 : <text:s/>Create a user-define function to print the sides</text:p>
      <text:p text:style-name="P5">Step 5 : <text:s/>Create a derived class</text:p>
      <text:p text:style-name="P5">Step 6 : <text:s/>Print</text:p>
      <text:p text:style-name="P5">Step 7 : Stop.</text:p>
      <text:p text:style-name="P5"/>
      <text:h text:style-name="Heading_20_2" text:outline-level="2">Program : </text:h>
      <text:p text:style-name="P6">class polygon : </text:p>
      <text:p text:style-name="P6"/>
      <text:p text:style-name="P6"><text:s text:c="4"/>def __init__(self,no_of_sides) : </text:p>
      <text:p text:style-name="P6"><text:s text:c="8"/>self.n=no_of_sides</text:p>
      <text:p text:style-name="P6"><text:s text:c="8"/>self.sides=[0 for i in range(no_of_sides)]</text:p>
      <text:p text:style-name="P6"/>
      <text:p text:style-name="P6"><text:s text:c="4"/>def inputside(self) : </text:p>
      <text:p text:style-name="P6"><text:s text:c="8"/>self.sides=[float(input("Enter side"+str(i+1)+" : "))for i in range(self.n)]</text:p>
      <text:p text:style-name="P6"/>
      <text:p text:style-name="P6"><text:s text:c="4"/>def dispsides(self) : </text:p>
      <text:p text:style-name="P6"><text:s text:c="8"/>for i in range(self.n) : </text:p>
      <text:p text:style-name="P6"><text:s text:c="12"/>print("Side",i+1,"is",self.sides[i])</text:p>
      <text:p text:style-name="P6"/>
      <text:p text:style-name="P6"/>
      <text:p text:style-name="P6">class triangle(polygon) : </text:p>
      <text:p text:style-name="P6"/>
      <text:p text:style-name="P6"><text:s text:c="4"/>def __init__(self) : </text:p>
      <text:p text:style-name="P6"><text:s text:c="8"/>polygon.__init__(self,3)</text:p>
      <text:p text:style-name="P6"/>
      <text:p text:style-name="P6"><text:s text:c="4"/>def findarea(self) : </text:p>
      <text:p text:style-name="P6"><text:s text:c="8"/>a, b, c = self.sides</text:p>
      <text:p text:style-name="P6"><text:s text:c="8"/>s = (a + b + c) / 2</text:p>
      <text:p text:style-name="P6"><text:s text:c="8"/>area = (s * (s - a) * (s - b) * (s - c)) ** 0.5</text:p>
      <text:p text:style-name="P6"><text:s text:c="8"/>print(f"The area of the triangle is <text:s/>: <text:s/>{area}")</text:p>
      <text:p text:style-name="P6"/>
      <text:p text:style-name="P6">t=triangle()</text:p>
      <text:p text:style-name="P6">t.inputside()</text:p>
      <text:p text:style-name="P6">t.dispsides()</text:p>
      <text:p text:style-name="P6">t.findarea()</text:p>
      <text:p text:style-name="P6"/>
      <text:h text:style-name="Heading_20_2" text:outline-level="2"><text:soft-page-break/>Output : </text:h>
      <text:p text:style-name="P6"/>
      <text:h text:style-name="Heading_20_2" text:outline-level="2">Result : </text:h>
      <text:p text:style-name="P6"><text:tab/>Thus the Python class program was implemented using inheritance concept were executed successfully.</text:p>
      <text:p text:style-name="P6">------------------------------------------------------------------------------------------------------------------------</text:p>
      <text:h text:style-name="Heading_20_1" text:outline-level="1"><text:span text:style-name="T2">2. </text:span>IMPLEMENTATION OF RECURSION ALGORITHM</text:h>
      <text:h text:style-name="Heading_20_2" text:outline-level="2">Aim : </text:h>
      <text:p text:style-name="P7">To Write a Python program</text:p>
      <text:p text:style-name="P8">a) To find the fibonacci series using recursion.</text:p>
      <text:p text:style-name="P8">b) To find the factorial of number using recursion.</text:p>
      <text:p text:style-name="P8"/>
      <text:p text:style-name="P9"><text:span text:style-name="T1">a)</text:span>To find the fibonacci series using recursion. </text:p>
      <text:h text:style-name="Heading_20_2" text:outline-level="2"><text:span text:style-name="T1">a)</text:span>Algorithm : </text:h>
      <text:p text:style-name="P10">Step 1 : <text:s/>Start</text:p>
      <text:p text:style-name="P11">Step 2 : <text:s/>Define a function</text:p>
      <text:p text:style-name="P11">Step 3 : <text:s/>Check the number is less than or equal to 1</text:p>
      <text:p text:style-name="P11">Step 4 : <text:s/>If it is equal to 1 return it</text:p>
      <text:p text:style-name="P11">Step 5 : <text:s/>Else use the formula (recur_fibo(n1)+recur_fibo(n-2))</text:p>
      <text:p text:style-name="P11">Step 6 : <text:s/>Given the number of terms to be print</text:p>
      <text:p text:style-name="P11">Step 7 : <text:s/>Print</text:p>
      <text:p text:style-name="P11">Step 8 : <text:s/>Stop.</text:p>
      <text:p text:style-name="P11"/>
      <text:h text:style-name="Heading_20_2" text:outline-level="2">Program : </text:h>
      <text:p text:style-name="P9"/>
      <text:p text:style-name="P9">def recur_fibo(n) : </text:p>
      <text:p text:style-name="P9"><text:s text:c="4"/>if n&lt;=1 : </text:p>
      <text:p text:style-name="P9"><text:s text:c="8"/>return n</text:p>
      <text:p text:style-name="P9"><text:s text:c="4"/>else : </text:p>
      <text:p text:style-name="P9"><text:s text:c="8"/>return(recur_fibo(n-1)+recur_fibo(n-2))</text:p>
      <text:p text:style-name="P9"/>
      <text:p text:style-name="P9">nterms=10</text:p>
      <text:p text:style-name="P9">if nterms&lt;=0 : </text:p>
      <text:p text:style-name="P9"><text:s text:c="4"/>print("Plese enter a positive integer")</text:p>
      <text:p text:style-name="P9"/>
      <text:p text:style-name="P9">else : </text:p>
      <text:p text:style-name="P9"><text:s text:c="4"/>print("Fibonacci sequence <text:s/>: ")</text:p>
      <text:p text:style-name="P9"/>
      <text:p text:style-name="P9">for i in range(nterms) : </text:p>
      <text:p text:style-name="P9"><text:s text:c="4"/>print(recur_fibo(i))</text:p>
      <text:p text:style-name="P8"/>
      <text:h text:style-name="Heading_20_2" text:outline-level="2">Output : </text:h>
      <text:p text:style-name="P6">Fibonacci sequence <text:s/>: </text:p>
      <text:p text:style-name="P6">0</text:p>
      <text:p text:style-name="P6">1</text:p>
      <text:p text:style-name="P6"><text:soft-page-break/>1</text:p>
      <text:p text:style-name="P6">2</text:p>
      <text:p text:style-name="P6">3</text:p>
      <text:p text:style-name="P6">5</text:p>
      <text:p text:style-name="P6">8</text:p>
      <text:p text:style-name="P6">13</text:p>
      <text:p text:style-name="P6">21</text:p>
      <text:p text:style-name="P6">34</text:p>
      <text:p text:style-name="P6"/>
      <text:h text:style-name="Heading_20_2" text:outline-level="2"><text:span text:style-name="T1">b</text:span>)Algorithm : </text:h>
      <text:p text:style-name="P9"><text:span text:style-name="T1">b)</text:span>To find the factorial of number using recursion</text:p>
      <text:p text:style-name="P9">Step1 : Start</text:p>
      <text:p text:style-name="P9">Step2 : Define a function</text:p>
      <text:p text:style-name="P9">Step3 : <text:s/>Check the number is equal to 1</text:p>
      <text:p text:style-name="P9">Step4 : If it is equal to 1</text:p>
      <text:p text:style-name="P9">Step5 : Else use the formula(X*factorial(X-1))</text:p>
      <text:p text:style-name="P9">Step6 : <text:s/>Give the number to be factorial</text:p>
      <text:p text:style-name="P9">Step7 : Print</text:p>
      <text:p text:style-name="P9">Step8 : Stop.</text:p>
      <text:p text:style-name="P9"/>
      <text:h text:style-name="Heading_20_2" text:outline-level="2">Program : </text:h>
      <text:p text:style-name="P9">def factorial(x) : </text:p>
      <text:p text:style-name="P9"><text:s text:c="4"/>"""This is a recursive function to find the factorial of an integer"""</text:p>
      <text:p text:style-name="P9"><text:s text:c="4"/>if x == 1 : </text:p>
      <text:p text:style-name="P9"><text:s text:c="8"/>return 1</text:p>
      <text:p text:style-name="P9"><text:s text:c="4"/>else : </text:p>
      <text:p text:style-name="P9"><text:s text:c="8"/>return (x * factorial(x - 1))</text:p>
      <text:p text:style-name="P9"/>
      <text:p text:style-name="P9">num = 3</text:p>
      <text:p text:style-name="P9">print("The factorial of", num, "is", factorial(num))</text:p>
      <text:p text:style-name="P9"/>
      <text:h text:style-name="Heading_20_2" text:outline-level="2">Output : </text:h>
      <text:p text:style-name="P9">The factorial of 3 is 6</text:p>
      <text:p text:style-name="P9"/>
      <text:h text:style-name="Heading_20_2" text:outline-level="2">Result : </text:h>
      <text:p text:style-name="P9"><text:tab/>Thus the recursion algorithm was implemented using Python program were executed</text:p>
      <text:p text:style-name="P9">successfully.</text:p>
      <text:p text:style-name="P9">------------------------------------------------------------------------------------------------------------------------</text:p>
      <text:h text:style-name="Heading_20_1" text:outline-level="1"><text:span text:style-name="T1">3. </text:span>IMPLEMENT THE PYTHON ARRAY USING LIST</text:h>
      <text:p text:style-name="P2"/>
      <text:h text:style-name="Heading_20_2" text:outline-level="2">Aim : </text:h>
      <text:p text:style-name="P9"><text:tab/>To write a Python program for implement the array to insert,delete and traverse the</text:p>
      <text:p text:style-name="P9">data element .</text:p>
      <text:p text:style-name="P9"/>
      <text:h text:style-name="Heading_20_2" text:outline-level="2"><text:soft-page-break/>Algorithm : </text:h>
      <text:p text:style-name="P10">Step 1 : <text:s/>Start</text:p>
      <text:p text:style-name="P11">Step 2 : <text:s/>Import array library</text:p>
      <text:p text:style-name="P11">Step 3 : <text:s/>Print the array values and then accessing the array element from index 2</text:p>
      <text:p text:style-name="P11">Step 4 : <text:s/>Insert an element in the array of index 3 &amp; 4 (400,150) respectively and then print the inserted element </text:p>
      <text:p text:style-name="P11">Step 5 : <text:s/>Delete an element from the array (150) and then print </text:p>
      <text:p text:style-name="P11">Step 6 : <text:s/>Traversing the elements from the array and then print </text:p>
      <text:p text:style-name="P11">Step 7 : <text:s/>Stop.</text:p>
      <text:p text:style-name="P9"/>
      <text:h text:style-name="Heading_20_2" text:outline-level="2">Program : </text:h>
      <text:p text:style-name="P9"># IMPLEMENT THE PYTHON ARRAY USING LIST</text:p>
      <text:p text:style-name="P9"/>
      <text:p text:style-name="P9">import array</text:p>
      <text:p text:style-name="P9"/>
      <text:p text:style-name="P9"># Create an array of integers</text:p>
      <text:p text:style-name="P9">balance = array.array('i', [100, 200, 300])</text:p>
      <text:p text:style-name="P9"/>
      <text:p text:style-name="P9"># Print the array</text:p>
      <text:p text:style-name="P9">print("The array with given values : ")</text:p>
      <text:p text:style-name="P9">print(balance)</text:p>
      <text:p text:style-name="P9"/>
      <text:p text:style-name="P9"># Accessing an array element at index 2</text:p>
      <text:p text:style-name="P9">print("Accessing an array element from index[2] : ")</text:p>
      <text:p text:style-name="P9">print(balance[2])</text:p>
      <text:p text:style-name="P9"/>
      <text:p text:style-name="P9"># Inserting elements into the array</text:p>
      <text:p text:style-name="P9">balance.insert(3, 400)</text:p>
      <text:p text:style-name="P9">balance.insert(4, 150)</text:p>
      <text:p text:style-name="P9"/>
      <text:p text:style-name="P9"># Print the array after insertion</text:p>
      <text:p text:style-name="P9">print("After Insertion : ")</text:p>
      <text:p text:style-name="P9">print(balance)</text:p>
      <text:p text:style-name="P9"/>
      <text:p text:style-name="P9"># Accessing the index value of an element (e.g., 400)</text:p>
      <text:p text:style-name="P9">print("Accessing the index value of an element (e.g., 400) : ")</text:p>
      <text:p text:style-name="P9">print(balance.index(400))</text:p>
      <text:p text:style-name="P9"/>
      <text:p text:style-name="P9"># Deleting an element from the array (e.g., 150)</text:p>
      <text:p text:style-name="P9">balance.remove(150)</text:p>
      <text:p text:style-name="P9"/>
      <text:p text:style-name="P9"># Print the array after deletion</text:p>
      <text:p text:style-name="P9">print("After Deleting 150 : ")</text:p>
      <text:p text:style-name="P9">print(balance)</text:p>
      <text:p text:style-name="P9"/>
      <text:p text:style-name="P9"># Traverse the array and print its elements</text:p>
      <text:p text:style-name="P9">print("Traverse the array : ")</text:p>
      <text:p text:style-name="P9">for x in balance : </text:p>
      <text:p text:style-name="P9"><text:s text:c="4"/>print("Array Element : ", x)</text:p>
      <text:p text:style-name="P9"/>
      <text:h text:style-name="Heading_20_2" text:outline-level="2"><text:soft-page-break/>Output : </text:h>
      <text:p text:style-name="Text_20_body"/>
      <text:h text:style-name="P17" text:outline-level="2">Result : </text:h>
      <text:p text:style-name="P12"><text:tab/>Thus the Python program executed successfully.</text:p>
      <text:p text:style-name="P13">------------------------------------------------------------------------------------------------------------------------</text:p>
      <text:h text:style-name="Heading_20_1" text:outline-level="1">4. IMPLEMENTATION OF LINKED LIST</text:h>
      <text:h text:style-name="Heading_20_2" text:outline-level="2">Aim : </text:h>
      <text:p text:style-name="Text_20_body"><text:tab/>To write a python program to implement the linked list.</text:p>
      <text:h text:style-name="Heading_20_2" text:outline-level="2">Algorithm : </text:h>
      <text:p text:style-name="P14">Step 1 : <text:s/>Start .</text:p>
      <text:p text:style-name="P15">Step 2 : Creating a class as Node.</text:p>
      <text:p text:style-name="P15">Step 3 : <text:s/>Again creating a class as Linked List.</text:p>
      <text:p text:style-name="P15">Step 4 <text:s/>: <text:s/>Defining a insert function.</text:p>
      <text:p text:style-name="P15">Step 5 : <text:s/>Defining printLL .</text:p>
      <text:p text:style-name="P15">Step 6 : <text:s/>Print the data element in the linked list.</text:p>
      <text:p text:style-name="P15">Step 7 : <text:s/>Creating an object for the class Linked List .</text:p>
      <text:p text:style-name="P15">Step 8 : <text:s/>With the help of the object calling the insert function to insert the element .</text:p>
      <text:p text:style-name="P15">Step 9 : <text:s/>Print the data element.</text:p>
      <text:h text:style-name="Heading_20_2" text:outline-level="2">Program : </text:h>
      <text:p text:style-name="P16"/>
      <text:p text:style-name="P16"># IMPLEMENTATION OF LINKED LIST</text:p>
      <text:p text:style-name="P16">class Node() : </text:p>
      <text:p text:style-name="P16"><text:s text:c="4"/>def __init__(self, data=None, next=None) : </text:p>
      <text:p text:style-name="P16"><text:s text:c="8"/>self.data = data</text:p>
      <text:p text:style-name="P16"><text:s text:c="8"/>self.next = next</text:p>
      <text:p text:style-name="P16"/>
      <text:p text:style-name="P16">class LinkedList() : </text:p>
      <text:p text:style-name="P16"><text:s text:c="4"/>def __init__(self) : </text:p>
      <text:p text:style-name="P16"><text:s text:c="8"/>self.head = None</text:p>
      <text:p text:style-name="P16"/>
      <text:p text:style-name="P16"><text:s text:c="4"/>def insert(self, data) : </text:p>
      <text:p text:style-name="P16"><text:soft-page-break/><text:s text:c="8"/>new_node = Node(data)</text:p>
      <text:p text:style-name="P16"><text:s text:c="8"/>if self.head : </text:p>
      <text:p text:style-name="P16"><text:s text:c="12"/>current = self.head</text:p>
      <text:p text:style-name="P16"><text:s text:c="12"/>while current.next : </text:p>
      <text:p text:style-name="P16"><text:s text:c="16"/>current = current.next</text:p>
      <text:p text:style-name="P16"><text:s text:c="12"/>current.next = new_node</text:p>
      <text:p text:style-name="P16"><text:s text:c="8"/>else : </text:p>
      <text:p text:style-name="P16"><text:s text:c="12"/>self.head = new_node</text:p>
      <text:p text:style-name="P16"/>
      <text:p text:style-name="P16"><text:s text:c="4"/>def printLL(self) : </text:p>
      <text:p text:style-name="P16"><text:s text:c="8"/>print("The data elements in the linked list are : ")</text:p>
      <text:p text:style-name="P16"><text:s text:c="8"/>current = self.head</text:p>
      <text:p text:style-name="P16"><text:s text:c="8"/>while current : </text:p>
      <text:p text:style-name="P16"><text:s text:c="12"/>print(current.data)</text:p>
      <text:p text:style-name="P16"><text:s text:c="12"/>current = current.next</text:p>
      <text:p text:style-name="P16"/>
      <text:p text:style-name="P16"/>
      <text:p text:style-name="P16"># Create a linked list and insert elements</text:p>
      <text:p text:style-name="P16">LL = LinkedList()</text:p>
      <text:p text:style-name="P16">LL.insert(1)</text:p>
      <text:p text:style-name="P16">LL.insert(2)</text:p>
      <text:p text:style-name="P16">LL.insert(3)</text:p>
      <text:p text:style-name="P16">LL.insert(4)</text:p>
      <text:p text:style-name="P16"/>
      <text:p text:style-name="P16"># Print the linked list</text:p>
      <text:p text:style-name="P16">LL.printLL()</text:p>
      <text:h text:style-name="Heading_20_2" text:outline-level="2">Output : </text:h>
      <text:h text:style-name="Heading_20_2" text:outline-level="2">Result : </text:h>
      <text:p text:style-name="P16"><text:tab/>Thus the Python program executed successfully.</text:p>
      <text:p text:style-name="P16">------------------------------------------------------------------------------------------------------------------------</text:p>
      <text:h text:style-name="Heading_20_1" text:outline-level="1"><text:soft-page-break/>5. IMPLEMENTATION OF STACK ADT</text:h>
      <text:p text:style-name="Text_20_body">Aim : </text:p>
      <text:p text:style-name="Text_20_body"><text:tab/>To write a Python program to implement of stack ADT using list.</text:p>
      <text:p text:style-name="Text_20_body">Algorithm : </text:p>
      <text:p text:style-name="P14">Step 1 : <text:s/>Start.</text:p>
      <text:p text:style-name="P15">Step 2 : <text:s/>Creating a class as Node</text:p>
      <text:p text:style-name="P15">Step 3 : <text:s/>Again creating a class as Stack</text:p>
      <text:p text:style-name="P15">Step 4 : Defining push function</text:p>
      <text:p text:style-name="P15">Step 5 : <text:s/>Defining pop function</text:p>
      <text:p text:style-name="P15">Step 6 : <text:s/>Defining traverse function</text:p>
      <text:p text:style-name="P15">Step 7 : <text:s/>Define Menu function</text:p>
      <text:p text:style-name="P15">Step 8 : <text:s/>Print</text:p>
      <text:p text:style-name="P15">Step 9 : <text:s/>Creating an object for the class Stack</text:p>
      <text:p text:style-name="P15">Step 10 : <text:s/>Print the stack</text:p>
      <text:p text:style-name="P15">Step 11 : <text:s/>Get the input from the user for choice and then print</text:p>
      <text:p text:style-name="P15">Step 12 : <text:s/>Stop.</text:p>
      <text:p text:style-name="P15">Program:</text:p>
      <text:p text:style-name="P15"/>
      <text:p text:style-name="P15">Output:</text:p>
      <text:p text:style-name="P15">Result:</text:p>
      <text:p text:style-name="P15">Thus the <text:span text:style-name="T3">above </text:span>Python program executed successfully.</text:p>
      <text:p text:style-name="P15">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43:12.864825095</meta:creation-date>
    <dc:date>2023-10-07T21:02:53.457524626</dc:date>
    <meta:editing-duration>PT7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219" meta:word-count="1033" meta:character-count="6716" meta:non-whitespace-character-count="5442"/>
  </office:meta>
</office:document-meta>
</file>